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Sans Serif" svg:font-family="Sans Serif"/>
  </office:font-face-decls>
  <office:automatic-styles>
    <style:style style:name="P1" style:parent-style-name="Standard" style:family="paragraph" style:master-page-name="Standard">
      <style:paragraph-properties style:page-number="1" style:writing-mode="lr-tb"/>
      <style:text-properties fo:font-size="12pt"/>
    </style:style>
    <style:style style:name="P2" style:parent-style-name="Standard" style:family="paragraph">
      <style:paragraph-properties style:writing-mode="lr-tb"/>
      <style:text-properties fo:font-size="12pt"/>
    </style:style>
    <style:style style:name="P3" style:parent-style-name="Standard" style:family="paragraph">
      <style:paragraph-properties style:writing-mode="lr-tb"/>
      <style:text-properties fo:font-size="11pt"/>
    </style:style>
    <style:style style:name="P4" style:parent-style-name="Standard" style:family="paragraph">
      <style:paragraph-properties style:writing-mode="lr-tb"/>
      <style:text-properties fo:font-size="11pt" style:text-underline-style="solid" style:text-underline-type="single"/>
    </style:style>
    <style:style style:name="T1" style:family="text">
      <style:text-properties fo:font-size="11pt" style:text-position="0%"/>
    </style:style>
    <style:style style:name="P5" style:parent-style-name="Standard" style:family="paragraph">
      <style:paragraph-properties style:writing-mode="lr-tb"/>
      <style:text-properties/>
    </style:style>
    <style:style style:name="T2" style:family="text">
      <style:text-properties fo:font-size="11pt"/>
    </style:style>
    <style:style style:name="T3" style:family="text">
      <style:text-properties fo:font-size="12pt"/>
    </style:style>
  </office:automatic-styles>
  <office:body>
    <office:text>
      <text:p text:style-name="P1">INTRODUCCIÓN</text:p>
      <text:p text:style-name="P2"/>
      <text:p text:style-name="P3">Actualmente, no se pueden desarrollar dos tareas distintas en una computadora en el mismo instante (por ahora), sin embargo, es posible simular la concurrencia con ciertas técnicas y herramientas, una de ellas, los threads.</text:p>
      <text:p text:style-name="P3"/>
      <text:p text:style-name="P3">Hemos aprendido que en C podemos hacer uso de los threads, que serían como "pequeños trabajadores" que van ejecutando pedazos de código, para terminar una tarea de manera más rápida, haciendo más eficiente el desarrollo de ésta.</text:p>
      <text:p text:style-name="P3"/>
      <text:p text:style-name="P3">A continuación, se explicarán en detalle la implementación de los módulos, funciones, y otros.</text:p>
      <text:p text:style-name="P3"/>
      <text:p text:style-name="P2">THREAD POOL.C</text:p>
      <text:p text:style-name="P2"/>
      <text:p text:style-name="P3">Una thread pool se implementa teniendo en cuenta ciertas cuestiones. Como ya dijimos, cada thread es como un pequeño trabajador encargado de ejecutar una porción de código, que llamaremos "tarea".Cada tarea estará guardada en una queue, y ordenada de acuerdo a su prioridad. Por otro lado, tendremos un vector de threads: el primero toma la primera tarea y la realiza, y así sucesivamente hasta que la queue de tareas esté vacía.</text:p>
      <text:p text:style-name="P3"/>
      <text:p text:style-name="P3"/>
      <text:p text:style-name="P4"><text:span>Implementación</text:span></text:p>
      <text:p text:style-name="P4"/>
      <text:p text:style-name="P3">La estructura consta de:</text:p>
      <text:p text:style-name="P3"/>
      <text:p text:style-name="P3">*un tamaño de pool (cantidad de threads)</text:p>
      <text:p text:style-name="P3">*un tamaño de queue (cantidad de tareas)</text:p>
      <text:p text:style-name="P3">*un vector de threads</text:p>
      <text:p text:style-name="P3">*una queue de tareas</text:p>
      <text:p text:style-name="P3"/>
      <text:p text:style-name="P3">En principio, habíamos usado la queue concurrente (que sería implementada más tarde) en vez de un vector de hilos, pero nos dimos cuenta de que esto no era lo más conveniente por tratarse de una estructura que sería usada para la task queue.</text:p>
      <text:p text:style-name="P3"/>
      <text:p text:style-name="P3">Hay tres funciones principales encargadas de crear, destruir, y colocar una tarea en la task queue. Fue necesaria una función auxiliar que ejecutara el procedimiento que consiste en sacar una task de la cola de tareas, tomar su función, y aplicarla a sus argumentos, para completar la thread_pool_create, que tiene como objetivo dar inicio y preparar los threads para la tarea de ejecutar tareas.</text:p>
      <text:p text:style-name="P3"/>
      <text:p text:style-name="P3">Otro punto importante es que los threads pueden ir intercalando su ejecución si las operaciones que están realizando no son atómicas.</text:p>
      <text:p text:style-name="P3"/>
      <text:p text:style-name="P3">En cuanto al número de threads disponibles, cabe aclarar que puede ser mayor, igual o menor a la cantidad de tareas de la task queue; el programa funciona igual ya que los hilos no se destruyen después de la realización de una task.</text:p>
      <text:p text:style-name="P3"/>
      <text:p text:style-name="P3">De este modo, se completa el mecanismo de desarrollo de una tarea grande o "principal", dividiéndola en tareas más pequeñas que cada thread se va a encargar de ejecutar.</text:p>
      <text:p text:style-name="P3"/>
      <text:p text:style-name="P3"/>
      <text:p text:style-name="P3"/>
      <text:p text:style-name="P2">TASK QUEUE</text:p>
      <text:p text:style-name="P2"/>
      <text:p text:style-name="P2"><text:span text:style-name="T1"><text:tab/>El TAD task_queue consiste en una cola de tareas, empleada desde el TAD thread_pool para almacenar los trabajos que deberán ejecutar los hilos. Dado que se trata de una cola que será accedida concurrentemente por varios threads, se presenta la necesidad de manipular los accesos concurrentes a fin de mantener la consistencia de la estructura de datos. Se encapsuló esta funcionalidad en un TAD aparte que contiene la cola de tareas (conc_queue). Así, en un nivel de abstracción superior (desde la task_queue), solamente faltaba sincronizar los hilos productores y consumidores que accedían a la cola en el nivel de abstracción inferior (la conc_queue).<text:s/></text:span></text:p>
      <text:p text:style-name="P2"><text:span text:style-name="T1"><text:tab/>El modelo para solucionar esta situación cuenta con 2 semáforos: uno contabiliza tareas encoladas, el otro contabiliza lugares libres en la cola. Así al inicializarlos, el primero se setea en 0 y el segundo se setea con el tamaño de la cola. Luego, un hilo que pretende encolar una tarea efectuará una operación wait sobre el semáforo que contabiliza lugares vacíos y una operación post sobre el semáforo que contabiliza tareas encoladas. Un hilo que pretenda desencolar una tarea realizará el proceso inverso. Controlamos así que un productor no pueda encolar hasta que no se libere un lugar, en una cola llena, y que un consumidor no pueda desencolar cuando no hay tareas en cola.</text:span></text:p>
      <text:p text:style-name="P5"><text:span text:style-name="T1"><text:tab/>Para implementar está solución se empleó la interfaz "semaphore.h", implementación POSIX de un semáforo.</text:span></text:p>
      <text:p text:style-name="P5"><text:span text:style-name="T1"><text:tab/>Se implementó el código siguiendo una técnica de programación defensiva. Aparte del chequeó de las pre y post condiciones definidas para cada operación del TAD, se chequeó constantemente el valor de retorno de las operaciones sobre semáforos, por códigos de error. También se tuvo en consideración el chequeo de errores de cada operación de la conc_queue. Para implementar esto se necesitó la interfaz "assert.h" (para controlar el cumplimiento de las aserciones) y "errno.h", para poder acceder al valor de la variable errno.</text:span></text:p>
      <text:p text:style-name="P5"><text:span text:style-name="T2"><text:tab/><text:tab/></text:span></text:p>
      <text:p text:style-name="P3"/>
      <text:p text:style-name="P3"><text:span text:style-name="T3">BIBLIOGRAFÍA</text:span></text:p>
      <text:p text:style-name="P3"/>
      <text:p text:style-name="P3">"Advanced Linux Programming", Wikipedia, otros sitios web.</text:p>
      <text:p text:style-name="P3"/>
      <text:p text:style-name="P3"><text:span text:style-name="T3">CONCLUSIÓN</text:span></text:p>
      <text:p text:style-name="P3"/>
      <text:p text:style-name="P3">Quedan algunos aspectos a recalcar en cuanto a la organización general del trabajo: en primer lugar, la utilización de la glib, indispensable para la implementación del tad más basico, conc_queue, el uso de mutex y semáforos con el fin de trabajar sobre las zonas críticas del código, para lo cual nos fueron de gran ayuda los ejemplos dados en clase; por otro lado, debemos mencionar, que este trabajo es sus<?opendocument cursor-position?>ceptible de ser utilizado con otros "códigos de tarea"; en este caso lo hemos probado con el dado en clase (is_prime).</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US" fo:font-size="10pt" fo:font-style="normal" fo:font-variant="normal" fo:font-weight="normal" fo:hyphenate="false" fo:language="en" fo:text-shadow="none" fo:text-transform="none" style:font-name="Sans Serif" style:text-line-through-style="none" style:text-line-through-type="none" style:text-position="0%" style:text-underline-color="font-color" style:text-underline-mode="continuous" style:text-underline-style="none" style:text-underline-type="none"/>
    </style:style>
    <style:style style:name="U1" style:parent-style-name="Standard" style:display-name="Document Title" style:family="paragraph" style:next-style-name="Standard">
      <style:paragraph-properties fo:text-align="center"/>
      <style:text-properties fo:font-size="24pt" fo:font-weight="bold"/>
    </style:style>
    <style:style style:name="U2" style:parent-style-name="Standard" style:default-outline-level="1" style:display-name="Head 1" style:family="paragraph" style:list-style-name="L1" style:next-style-name="Standard">
      <style:paragraph-properties/>
      <style:text-properties fo:font-size="20pt" fo:font-weight="bold"/>
    </style:style>
    <style:style style:name="U3" style:parent-style-name="Standard" style:default-outline-level="2" style:display-name="Head 2" style:family="paragraph" style:list-style-name="L2" style:next-style-name="Standard">
      <style:paragraph-properties/>
      <style:text-properties fo:font-size="16pt" fo:font-weight="bold"/>
    </style:style>
    <style:style style:name="U4" style:parent-style-name="Standard" style:default-outline-level="3" style:display-name="Head 3" style:family="paragraph" style:list-style-name="L3" style:next-style-name="Standard">
      <style:paragraph-properties/>
      <style:text-properties fo:font-size="12pt" fo:font-weight="bold"/>
    </style:style>
    <style:style style:name="U5" style:parent-style-name="Standard" style:display-name="Enumerated List" style:family="paragraph" style:list-style-name="L4">
      <style:paragraph-properties/>
      <style:text-properties/>
    </style:style>
    <style:style style:name="U6" style:parent-style-name="Standard" style:display-name="Alphabetical List" style:family="paragraph" style:list-style-name="L5">
      <style:paragraph-properties/>
      <style:text-properties/>
    </style:style>
    <style:style style:name="U7" style:parent-style-name="Standard" style:display-name="Bullet List" style:family="paragraph" style:list-style-name="L6">
      <style:paragraph-properties/>
      <style:text-properties/>
    </style:style>
    <text:list-style style:name="L1" style:display-name="Numbering Style for Head 1">
      <text:list-level-style-number text:level="1" text:display-levels="1" style:num-format="1" style:num-prefix="" style:num-suffix=".">
        <style:list-level-properties fo:text-align="start"/>
      </text:list-level-style-number>
    </text:list-style>
    <text:list-style style:name="L2" style:display-name="Numbering Style for Head 2">
      <text:list-level-style-number text:level="2" text:display-levels="2" style:num-format="1" style:num-prefix="" style:num-suffix=".">
        <style:list-level-properties fo:text-align="start"/>
      </text:list-level-style-number>
    </text:list-style>
    <text:list-style style:name="L3" style:display-name="Numbering Style for Head 3">
      <text:list-level-style-number text:level="3" text:display-levels="3" style:num-format="1" style:num-prefix="" style:num-suffix=".">
        <style:list-level-properties fo:text-align="start"/>
      </text:list-level-style-number>
    </text:list-style>
    <text:list-style style:name="L4" style:display-name="Numbering Style for Enumerated List">
      <text:list-level-style-number text:level="1" text:display-levels="1" style:num-format="1" style:num-prefix="" style:num-suffix=".">
        <style:list-level-properties fo:text-align="start"/>
      </text:list-level-style-number>
    </text:list-style>
    <text:list-style style:name="L5" style:display-name="Numbering Style for Alphabetical List">
      <text:list-level-style-number text:level="1" text:display-levels="1" style:num-format="a" style:num-prefix="" style:num-suffix=")">
        <style:list-level-properties fo:text-align="start"/>
      </text:list-level-style-number>
    </text:list-style>
    <text:list-style style:name="L6" style:display-name="Numbering Style for Bullet List">
      <text:list-level-style-bullet text:level="1" text:bullet-char="●" style:num-prefix="" style:num-suffix="">
        <style:list-level-properties fo:text-align="start"/>
      </text:list-level-style-bullet>
    </text:list-style>
    <text:outline-style>
      <text:outline-level-style text:level="1" text:display-levels="1" style:num-format="1" style:num-prefix="" style:num-suffix=".">
        <style:list-level-properties fo:text-align="start"/>
      </text:outline-level-style>
      <text:outline-level-style text:level="2" text:display-levels="2" style:num-format="1" style:num-prefix="" style:num-suffix=".">
        <style:list-level-properties fo:text-align="start"/>
      </text:outline-level-style>
      <text:outline-level-style text:level="3" text:display-levels="3" style:num-format="1" style:num-prefix="" style:num-suffix=".">
        <style:list-level-properties fo:text-align="start"/>
      </text:outline-level-style>
    </text:outline-style>
    <text:notes-configuration text:note-class="footnote" style:num-format=""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42pt" fo:margin-left="57pt" fo:margin-right="57pt" fo:margin-top="42pt" fo:page-height="841.891pt" fo:page-width="595.277pt" style:print-orientation="portrait">
        <style:footnote-sep style:adjustment="left" style:width="0.5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1</meta:generator>
    <meta:initial-creator>mariana</meta:initial-creator>
    <meta:editing-cycles>2</meta:editing-cycles>
    <meta:creation-date>2008-09-30T12:16:47</meta:creation-date>
    <dc:date>2008-09-30T15:46:54</dc:date>
    <dc:creator>mariana</dc:creator>
  </office:meta>
</office:document-meta>
</file>